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148.45pt"/>
    </style:style>
    <style:style style:name="co24" style:family="table-column">
      <style:table-column-properties fo:break-before="auto" style:column-width="278.16pt"/>
    </style:style>
    <style:style style:name="co25" style:family="table-column">
      <style:table-column-properties fo:break-before="auto" style:column-width="118.35pt"/>
    </style:style>
    <style:style style:name="co26" style:family="table-column">
      <style:table-column-properties fo:break-before="auto" style:column-width="421.71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24.5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78.21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109.84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88.55pt"/>
    </style:style>
    <style:style style:name="co20" style:family="table-column">
      <style:table-column-properties fo:break-before="auto" style:column-width="101.34pt"/>
    </style:style>
    <style:style style:name="co21" style:family="table-column">
      <style:table-column-properties fo:break-before="auto" style:column-width="75.86pt"/>
    </style:style>
    <style:style style:name="co22" style:family="table-column">
      <style:table-column-properties fo:break-before="auto" style:column-width="76.65pt"/>
    </style:style>
    <style:style style:name="co23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45.01pt"/>
    </style:style>
    <style:style style:name="co28" style:family="table-column">
      <style:table-column-properties fo:break-before="auto" style:column-width="228.76pt"/>
    </style:style>
    <style:style style:name="co29" style:family="table-column">
      <style:table-column-properties fo:break-before="auto" style:column-width="348.41pt"/>
    </style:style>
    <style:style style:name="co30" style:family="table-column">
      <style:table-column-properties fo:break-before="auto" style:column-width="4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2" style:family="table-cell" style:parent-style-name="Default" style:data-style-name="N0"/>
    <style:style style:name="ce1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ce4"/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6" table:number-columns-repeated="3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2" table:number-columns-repeated="4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Has Presence In Room</text:p>
          </table:table-cell>
          <table:table-cell office:value-type="string" calcext:value-type="string">
            <text:p>Ability To Influence</text:p>
          </table:table-cell>
          <table:table-cell office:value-type="string" calcext:value-type="string">
            <text:p>Leads A Group Effectively</text:p>
          </table:table-cell>
          <table:table-cell office:value-type="string" calcext:value-type="string">
            <text:p>Makes You Feel Comfortable</text:p>
          </table:table-cell>
          <table:table-cell office:value-type="string" calcext:value-type="string">
            <text:p>Smiles Often</text:p>
          </table:table-cell>
          <table:table-cell office:value-type="string" calcext:value-type="string">
            <text:p>Get Along With Anyone</text:p>
          </table:table-cell>
          <table:table-cell office:value-type="string" calcext:value-type="string">
            <text:p>Charisma Score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office:value-type="string" calcext:value-type="string">
            <text:p>Younger Than Opponent</text:p>
          </table:table-cell>
          <table:table-cell office:value-type="string" calcext:value-type="string">
            <text:p>Incumbent Job Approval Rating</text:p>
          </table:table-cell>
          <table:table-cell office:value-type="string" calcext:value-type="string">
            <text:p>Of Party Last In Office</text:p>
          </table:table-cell>
          <table:table-cell office:value-type="string" calcext:value-type="string">
            <text:p>Years Since Party In 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re Military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3419.2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3495.88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3572.53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JoeBiden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  <table:table-cell office:value-type="float" office:value="1942" calcext:value-type="float">
            <text:p>194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]+[.J2]+[.K2]+[.L2]+[.M2]+[.N2])/6" office:value-type="float" office:value="0.541666666666667" calcext:value-type="float">
            <text:p>0.54</text:p>
          </table:table-cell>
          <table:table-cell table:style-name="ce2" table:formula="of:=INT([.O2] &gt; [.O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78" calcext:value-type="float">
            <text:p>78</text:p>
          </table:table-cell>
          <table:table-cell table:formula="of:=[.R2]-[.R3]" office:value-type="float" office:value="4" calcext:value-type="float">
            <text:p>4</text:p>
          </table:table-cell>
          <table:table-cell table:style-name="ce1" table:formula="of:=[.R2]&lt;[.R3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[.X2] * (1-[.X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-12.8" calcext:value-type="float">
            <text:p>-12.8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formula="of:=8.4-25.6" office:value-type="float" office:value="-17.2" calcext:value-type="float">
            <text:p>-17.2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3]+[.J3]+[.K3]+[.L3]+[.M3]+[.N3])/6" office:value-type="float" office:value="0.791666666666667" calcext:value-type="float">
            <text:p>0.79</text:p>
          </table:table-cell>
          <table:table-cell table:style-name="ce2" table:formula="of:=INT(MAX([.O2:.O2]) &lt; [.O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-[.H3]" office:value-type="float" office:value="74" calcext:value-type="float">
            <text:p>74</text:p>
          </table:table-cell>
          <table:table-cell table:formula="of:=[.R3]-[.R2]" office:value-type="float" office:value="-4" calcext:value-type="float">
            <text:p>-4</text:p>
          </table:table-cell>
          <table:table-cell table:style-name="ce1" table:formula="of:=[.R3]&lt;[.R2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X3] * (1-[.X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4]+[.J4]+[.K4]+[.L4]+[.M4]+[.N4])/6" office:value-type="float" office:value="0.458333333333333" calcext:value-type="float">
            <text:p>0.46</text:p>
          </table:table-cell>
          <table:table-cell table:style-name="ce2" table:formula="of:=INT([.O4] &gt; [.O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H4]" office:value-type="float" office:value="69" calcext:value-type="float">
            <text:p>69</text:p>
          </table:table-cell>
          <table:table-cell table:formula="of:=[.R4]-[.R5]" office:value-type="float" office:value="-1" calcext:value-type="float">
            <text:p>-1</text:p>
          </table:table-cell>
          <table:table-cell table:style-name="ce1" table:formula="of:=[.R4]&lt;[.R5]" office:value-type="boolean" office:boolean-value="true" calcext:value-type="boolean">
            <text:p>TRU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4] * (1-[.X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5]+[.J5]+[.K5]+[.L5]+[.M5]+[.N5])/6" office:value-type="float" office:value="0.791666666666667" calcext:value-type="float">
            <text:p>0.79</text:p>
          </table:table-cell>
          <table:table-cell table:style-name="ce2" table:formula="of:=INT([.O4] &lt; [.O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70" calcext:value-type="float">
            <text:p>70</text:p>
          </table:table-cell>
          <table:table-cell table:formula="of:=[.R5]-[.R4]" office:value-type="float" office:value="1" calcext:value-type="float">
            <text:p>1</text:p>
          </table:table-cell>
          <table:table-cell table:style-name="ce1" table:formula="of:=[.R5]&lt;[.R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5] * (1-[.X4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6]+[.J6]+[.K6]+[.L6]+[.M6]+[.N6])/6" office:value-type="float" office:value="0.875" calcext:value-type="float">
            <text:p>0.88</text:p>
          </table:table-cell>
          <table:table-cell table:style-name="ce2" table:formula="of:=INT([.O6] &gt; [.O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-[.H6]" office:value-type="float" office:value="51" calcext:value-type="float">
            <text:p>51</text:p>
          </table:table-cell>
          <table:table-cell table:formula="of:=[.R6]-[.R7]" office:value-type="float" office:value="-14" calcext:value-type="float">
            <text:p>-14</text:p>
          </table:table-cell>
          <table:table-cell table:style-name="ce1" table:formula="of:=[.R6]&lt;[.R7]" office:value-type="boolean" office:boolean-value="true" calcext:value-type="boolean">
            <text:p>TRU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6] * (1-[.X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([.I7]+[.J7]+[.K7]+[.L7]+[.M7]+[.N7])/6" office:value-type="float" office:value="0.708333333333333" calcext:value-type="float">
            <text:p>0.71</text:p>
          </table:table-cell>
          <table:table-cell table:style-name="ce2" table:formula="of:=INT([.O6] &l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65" calcext:value-type="float">
            <text:p>65</text:p>
          </table:table-cell>
          <table:table-cell table:formula="of:=[.R7]-[.R6]" office:value-type="float" office:value="14" calcext:value-type="float">
            <text:p>14</text:p>
          </table:table-cell>
          <table:table-cell table:style-name="ce1" table:formula="of:=[.R7]&lt;[.R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7] * (1-[.X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8]+[.J8]+[.K8]+[.L8]+[.M8]+[.N8])/6" office:value-type="float" office:value="0.875" calcext:value-type="float">
            <text:p>0.88</text:p>
          </table:table-cell>
          <table:table-cell table:style-name="ce2" table:formula="of:=INT([.O8] &gt; [.O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47" calcext:value-type="float">
            <text:p>47</text:p>
          </table:table-cell>
          <table:table-cell table:formula="of:=[.R8]-[.R9]" office:value-type="float" office:value="-25" calcext:value-type="float">
            <text:p>-25</text:p>
          </table:table-cell>
          <table:table-cell table:style-name="ce1" table:formula="of:=[.R8]&lt;[.R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8] * (1-[.X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([.I9]+[.J9]+[.K9]+[.L9]+[.M9]+[.N9])/6" office:value-type="float" office:value="0.625" calcext:value-type="float">
            <text:p>0.63</text:p>
          </table:table-cell>
          <table:table-cell table:style-name="ce2" table:formula="of:=INT([.O8] &lt; [.O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-[.H9]" office:value-type="float" office:value="72" calcext:value-type="float">
            <text:p>72</text:p>
          </table:table-cell>
          <table:table-cell table:formula="of:=[.R9]-[.R8]" office:value-type="float" office:value="25" calcext:value-type="float">
            <text:p>25</text:p>
          </table:table-cell>
          <table:table-cell table:style-name="ce1" table:formula="of:=[.R9]&lt;[.R8]" office:value-type="boolean" office:boolean-value="false" calcext:value-type="boolean">
            <text:p>FALS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9] * (1-[.X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.I10]+[.J10]+[.K10]+[.L10]+[.M10]+[.N10])/6" office:value-type="float" office:value="0.375" calcext:value-type="float">
            <text:p>0.38</text:p>
          </table:table-cell>
          <table:table-cell table:style-name="ce2" table:formula="of:=INT([.O10] &gt; [.O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61" calcext:value-type="float">
            <text:p>61</text:p>
          </table:table-cell>
          <table:table-cell table:formula="of:=[.R10]-[.R11]" office:value-type="float" office:value="3" calcext:value-type="float">
            <text:p>3</text:p>
          </table:table-cell>
          <table:table-cell table:style-name="ce1" table:formula="of:=[.R10]&lt;[.R1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0] * (1-[.X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1]+[.J11]+[.K11]+[.L11]+[.M11]+[.N11])/6" office:value-type="float" office:value="0.708333333333333" calcext:value-type="float">
            <text:p>0.71</text:p>
          </table:table-cell>
          <table:table-cell table:style-name="ce2" table:formula="of:=INT([.O10] &lt; [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-[.H11]" office:value-type="float" office:value="58" calcext:value-type="float">
            <text:p>58</text:p>
          </table:table-cell>
          <table:table-cell table:formula="of:=[.R11]-[.R10]" office:value-type="float" office:value="-3" calcext:value-type="float">
            <text:p>-3</text:p>
          </table:table-cell>
          <table:table-cell table:style-name="ce1" table:formula="of:=[.R11]&lt;[.R10]" office:value-type="boolean" office:boolean-value="true" calcext:value-type="boolean">
            <text:p>TRU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1] * (1-[.X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2]+[.J12]+[.K12]+[.L12]+[.M12]+[.N12])/6" office:value-type="float" office:value="0.583333333333333" calcext:value-type="float">
            <text:p>0.58</text:p>
          </table:table-cell>
          <table:table-cell table:style-name="ce2" table:formula="of:=INT([.O12] &g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]-[.H12]" office:value-type="float" office:value="52" calcext:value-type="float">
            <text:p>52</text:p>
          </table:table-cell>
          <table:table-cell table:formula="of:=[.R12]-[.R13]" office:value-type="float" office:value="-2" calcext:value-type="float">
            <text:p>-2</text:p>
          </table:table-cell>
          <table:table-cell table:style-name="ce1" table:formula="of:=[.R12]&lt;[.R13]" office:value-type="boolean" office:boolean-value="true" calcext:value-type="boolean">
            <text:p>TRU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2] * (1-[.X1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3]+[.J13]+[.K13]+[.L13]+[.M13]+[.N13])/6" office:value-type="float" office:value="0.583333333333333" calcext:value-type="float">
            <text:p>0.58</text:p>
          </table:table-cell>
          <table:table-cell table:style-name="ce2" table:formula="of:=INT([.O12] &l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54" calcext:value-type="float">
            <text:p>54</text:p>
          </table:table-cell>
          <table:table-cell table:formula="of:=[.R13]-[.R12]" office:value-type="float" office:value="2" calcext:value-type="float">
            <text:p>2</text:p>
          </table:table-cell>
          <table:table-cell table:style-name="ce1" table:formula="of:=[.R13]&lt;[.R1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3] * (1-[.X1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4]+[.J14]+[.K14]+[.L14]+[.M14]+[.N14])/6" office:value-type="float" office:value="0.916666666666667" calcext:value-type="float">
            <text:p>0.92</text:p>
          </table:table-cell>
          <table:table-cell table:style-name="ce2" table:formula="of:=INT([.O14] &gt; [.O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4]-[.H14]" office:value-type="float" office:value="50" calcext:value-type="float">
            <text:p>50</text:p>
          </table:table-cell>
          <table:table-cell table:formula="of:=[.R14]-[.R15]" office:value-type="float" office:value="-23" calcext:value-type="float">
            <text:p>-23</text:p>
          </table:table-cell>
          <table:table-cell table:style-name="ce1" table:formula="of:=[.R14]&lt;[.R15]" office:value-type="boolean" office:boolean-value="true" calcext:value-type="boolean">
            <text:p>TRU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4] * (1-[.X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5]+[.J15]+[.K15]+[.L15]+[.M15]+[.N15])/6" office:value-type="float" office:value="0.416666666666667" calcext:value-type="float">
            <text:p>0.42</text:p>
          </table:table-cell>
          <table:table-cell table:style-name="ce2" table:formula="of:=INT([.O14] &lt; [.O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73" calcext:value-type="float">
            <text:p>73</text:p>
          </table:table-cell>
          <table:table-cell table:formula="of:=[.R15]-[.R14]" office:value-type="float" office:value="23" calcext:value-type="float">
            <text:p>23</text:p>
          </table:table-cell>
          <table:table-cell table:style-name="ce1" table:formula="of:=[.R15]&lt;[.R1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5] * (1-[.X1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6]+[.J16]+[.K16]+[.L16]+[.M16]+[.N16])/6" office:value-type="float" office:value="0.916666666666667" calcext:value-type="float">
            <text:p>0.92</text:p>
          </table:table-cell>
          <table:table-cell table:style-name="ce2" table:formula="of:=INT([.O16] &gt; [.O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46" calcext:value-type="float">
            <text:p>46</text:p>
          </table:table-cell>
          <table:table-cell table:formula="of:=[.R16]-[.R17]" office:value-type="float" office:value="-22" calcext:value-type="float">
            <text:p>-22</text:p>
          </table:table-cell>
          <table:table-cell table:style-name="ce1" table:formula="of:=[.R16]&lt;[.R17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6] * (1-[.X1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7]+[.J17]+[.K17]+[.L17]+[.M17]+[.N17])/6" office:value-type="float" office:value="0.5" calcext:value-type="float">
            <text:p>0.50</text:p>
          </table:table-cell>
          <table:table-cell table:style-name="ce2" table:formula="of:=INT([.O16] &l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H17]" office:value-type="float" office:value="68" calcext:value-type="float">
            <text:p>68</text:p>
          </table:table-cell>
          <table:table-cell table:formula="of:=[.R17]-[.R16]" office:value-type="float" office:value="22" calcext:value-type="float">
            <text:p>22</text:p>
          </table:table-cell>
          <table:table-cell table:style-name="ce1" table:formula="of:=[.R17]&lt;[.R16]" office:value-type="boolean" office:boolean-value="false" calcext:value-type="boolean">
            <text:p>FALS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7] * (1-[.X1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8]+[.J18]+[.K18]+[.L18]+[.M18]+[.N18])/6" office:value-type="float" office:value="0.458333333333333" calcext:value-type="float">
            <text:p>0.46</text:p>
          </table:table-cell>
          <table:table-cell table:style-name="ce2" table:formula="of:=INT([.O18] &gt; [.O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8]" office:value-type="float" office:value="55" calcext:value-type="float">
            <text:p>55</text:p>
          </table:table-cell>
          <table:table-cell table:formula="of:=[.R18]-[.R19]" office:value-type="float" office:value="-9" calcext:value-type="float">
            <text:p>-9</text:p>
          </table:table-cell>
          <table:table-cell table:style-name="ce1" table:formula="of:=[.R18]&lt;[.R1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8] * (1-[.X1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9]+[.J19]+[.K19]+[.L19]+[.M19]+[.N19])/6" office:value-type="float" office:value="0.5" calcext:value-type="float">
            <text:p>0.50</text:p>
          </table:table-cell>
          <table:table-cell table:style-name="ce2" table:formula="of:=INT([.O18] &lt; [.O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-[.H19]" office:value-type="float" office:value="64" calcext:value-type="float">
            <text:p>64</text:p>
          </table:table-cell>
          <table:table-cell table:formula="of:=[.R19]-[.R18]" office:value-type="float" office:value="9" calcext:value-type="float">
            <text:p>9</text:p>
          </table:table-cell>
          <table:table-cell table:style-name="ce1" table:formula="of:=[.R19]&lt;[.R18]" office:value-type="boolean" office:boolean-value="false" calcext:value-type="boolean">
            <text:p>FALS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9] * (1-[.X18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0]+[.J20]+[.K20]+[.L20]+[.M20]+[.N20])/6" office:value-type="float" office:value="0.333333333333333" calcext:value-type="float">
            <text:p>0.33</text:p>
          </table:table-cell>
          <table:table-cell table:style-name="ce2" table:formula="of:=INT([.O20] &gt; [.O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1]" office:value-type="float" office:value="73" calcext:value-type="float">
            <text:p>73</text:p>
          </table:table-cell>
          <table:table-cell table:formula="of:=[.R20]-[.R21]" office:value-type="float" office:value="0" calcext:value-type="float">
            <text:p>0</text:p>
          </table:table-cell>
          <table:table-cell table:style-name="ce1" table:formula="of:=[.R20]&lt;[.R2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0] * (1-[.X2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1]+[.J21]+[.K21]+[.L21]+[.M21]+[.N21])/6" office:value-type="float" office:value="0.958333333333333" calcext:value-type="float">
            <text:p>0.96</text:p>
          </table:table-cell>
          <table:table-cell table:style-name="ce2" table:formula="of:=INT([.O20] &lt; [.O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-[.H21]" office:value-type="float" office:value="73" calcext:value-type="float">
            <text:p>73</text:p>
          </table:table-cell>
          <table:table-cell table:formula="of:=[.R21]-[.R20]" office:value-type="float" office:value="0" calcext:value-type="float">
            <text:p>0</text:p>
          </table:table-cell>
          <table:table-cell table:style-name="ce1" table:formula="of:=[.R21]&lt;[.R20]" office:value-type="boolean" office:boolean-value="false" calcext:value-type="boolean">
            <text:p>FAL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1] * (1-[.X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2]+[.J22]+[.K22]+[.L22]+[.M22]+[.N22])/6" office:value-type="float" office:value="0.458333333333333" calcext:value-type="float">
            <text:p>0.46</text:p>
          </table:table-cell>
          <table:table-cell table:style-name="ce2" table:formula="of:=INT([.O22] &gt; [.O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-[.H22]" office:value-type="float" office:value="56" calcext:value-type="float">
            <text:p>56</text:p>
          </table:table-cell>
          <table:table-cell table:formula="of:=[.R22]-[.R23]" office:value-type="float" office:value="-13" calcext:value-type="float">
            <text:p>-13</text:p>
          </table:table-cell>
          <table:table-cell table:style-name="ce1" table:formula="of:=[.R22]&lt;[.R23]" office:value-type="boolean" office:boolean-value="true" calcext:value-type="boolean">
            <text:p>TRU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2] * (1-[.X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3]+[.J23]+[.K23]+[.L23]+[.M23]+[.N23])/6" office:value-type="float" office:value="0.958333333333333" calcext:value-type="float">
            <text:p>0.96</text:p>
          </table:table-cell>
          <table:table-cell table:style-name="ce2" table:formula="of:=INT([.O22] &lt; [.O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9" calcext:value-type="float">
            <text:p>69</text:p>
          </table:table-cell>
          <table:table-cell table:formula="of:=[.R23]-[.R22]" office:value-type="float" office:value="13" calcext:value-type="float">
            <text:p>13</text:p>
          </table:table-cell>
          <table:table-cell table:style-name="ce1" table:formula="of:=[.R23]&lt;[.R2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3] * (1-[.X2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4]+[.J24]+[.K24]+[.L24]+[.M24]+[.N24])/6" office:value-type="float" office:value="0.458333333333333" calcext:value-type="float">
            <text:p>0.46</text:p>
          </table:table-cell>
          <table:table-cell table:style-name="ce2" table:formula="of:=INT([.O24] &gt; [.O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4]-[.H24]" office:value-type="float" office:value="52" calcext:value-type="float">
            <text:p>52</text:p>
          </table:table-cell>
          <table:table-cell table:formula="of:=[.R24]-[.R25]" office:value-type="float" office:value="-11" calcext:value-type="float">
            <text:p>-11</text:p>
          </table:table-cell>
          <table:table-cell table:style-name="ce1" table:formula="of:=[.R24]&lt;[.R25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4] * (1-[.X2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5]+[.J25]+[.K25]+[.L25]+[.M25]+[.N25])/6" office:value-type="float" office:value="0.416666666666667" calcext:value-type="float">
            <text:p>0.42</text:p>
          </table:table-cell>
          <table:table-cell table:style-name="ce2" table:formula="of:=INT([.O24] &lt; [.O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]-[.H25]" office:value-type="float" office:value="63" calcext:value-type="float">
            <text:p>63</text:p>
          </table:table-cell>
          <table:table-cell table:formula="of:=[.R25]-[.R24]" office:value-type="float" office:value="11" calcext:value-type="float">
            <text:p>11</text:p>
          </table:table-cell>
          <table:table-cell table:style-name="ce1" table:formula="of:=[.R25]&lt;[.R24]" office:value-type="boolean" office:boolean-value="false" calcext:value-type="boolean">
            <text:p>FALS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5] * (1-[.X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  <table:table-row table:style-name="ro1" table:number-rows-repeated="1048550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Definitions" table:style-name="ta1">
        <table:table-column table:style-name="co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Definition</text:p>
          </table:table-cell>
          <table:table-cell table:style-name="ce10" office:value-type="string" calcext:value-type="string">
            <text:p>Reference URL 1</text:p>
          </table:table-cell>
          <table:table-cell table:style-name="ce10" office:value-type="string" calcext:value-type="string">
            <text:p>Reference URL 2</text:p>
          </table:table-cell>
          <table:table-cell table:style-name="ce10" office:value-type="string" calcext:value-type="string">
            <text:p>Reference URL 3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Incumbent Job Approval Rating</text:p>
          </table:table-cell>
          <table:table-cell office:value-type="string" calcext:value-type="string">
            <text:p>Real clear polit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 Charismatic</text:p>
          </table:table-cell>
          <table:table-cell/>
          <table:table-cell office:value-type="string" calcext:value-type="string">
            <text:p>https://www.prima.co.uk/leisure/news/a41243/test-charisma/</text:p>
          </table:table-cell>
          <table:table-cell office:value-type="string" calcext:value-type="string">
            <text:p>https://archive.is/ZT1mq</text:p>
          </table:table-cell>
          <table:table-cell office:value-type="string" calcext:value-type="string">
            <text:p>https://towardsdatascience.com/presidential-charisma-who-should-you-vote-for-2c5aabd71d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0:05:30.360724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2.2.2$Linux_X86_64 LibreOffice_project/20$Build-2</meta:generator>
    <dc:date>2020-02-17T00:07:09.180202555</dc:date>
    <dc:creator>chris </dc:creator>
    <meta:editing-duration>PT11H22M7S</meta:editing-duration>
    <meta:editing-cycles>90</meta:editing-cycles>
    <meta:document-statistic meta:table-count="2" meta:cell-count="1230" meta:object-count="0"/>
  </office:meta>
</office:document-meta>
</file>